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31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visibility="collapse" table:default-cell-style-name="Default"/>
        <table:table-row table:style-name="ro1">
          <table:table-cell table:style-name="ce1" office:value-type="string" calcext:value-type="string">
            <text:p>TWIPi MB2/PB2 Chang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HW</text:p>
          </table:table-cell>
          <table:table-cell table:style-name="ce8" office:value-type="string" calcext:value-type="string">
            <text:p>SW</text:p>
          </table:table-cell>
          <table:table-cell table:style-name="ce8" office:value-type="string" calcext:value-type="string">
            <text:p>Discuss</text:p>
          </table:table-cell>
          <table:table-cell table:style-name="ce8" office:value-type="string" calcext:value-type="string">
            <text:p>Status</text:p>
          </table:table-cell>
          <table:table-cell table:style-name="ce6" office:value-type="string" calcext:value-type="string">
            <text:p>Change description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Move stepper headers for easier access from back panel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Move battery header for easier access from back panel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Verify USB console data leads - seem to be backwards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BS</text:p>
          </table:table-cell>
          <table:table-cell table:style-name="ce6" office:value-type="string" calcext:value-type="string">
            <text:p>select good locations for mounting hole &amp; clear space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rework for LED resistors lying down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re-do pinouts document for MB2/PB2, &amp; separate components. Add DRV</text:p>
          </table:table-cell>
          <table:table-cell/>
        </table:table-row>
        <table:table-row table:style-name="ro1">
          <table:table-cell table:number-columns-repeated="2"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figure out pullup / pulldown for software readable switch, maybe change Gpio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rework to make all grounds bridged, without ground loops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rework to eliminate DPDT switch, since grounds are all common now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ground USB Jack shield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turn around LEDs to simplify ground connections</text:p>
          </table:table-cell>
          <table:table-cell/>
        </table:table-row>
        <table:table-row table:style-name="ro1">
          <table:table-cell table:number-columns-repeated="2"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allow s/w control of DRV ENA, disable DRV’s (saving battry) when START = 0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design &amp; Layout MOSFET to control battery ADC, and voltage divider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TBS</text:p>
          </table:table-cell>
          <table:table-cell table:style-name="ce6" office:value-type="string" calcext:value-type="string">
            <text:p>read ADC, calculate &amp; display battery voltage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make wheel speed changes immediately -just zero memory variable from b/g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TBS</text:p>
          </table:table-cell>
          <table:table-cell table:style-name="ce6" office:value-type="string" calcext:value-type="string">
            <text:p>use conditional definitions for MB2 Gpio definitions and features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Fix LCD header to allow straight through cable to LCD I2C interface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figure out correct LED resistor values and test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BS</text:p>
          </table:table-cell>
          <table:table-cell table:style-name="ce6" office:value-type="string" calcext:value-type="string">
            <text:p>Decide on trace widths for MB2 and PB2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Extend IMU warmup, minimizing boot time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BS</text:p>
          </table:table-cell>
          <table:table-cell table:style-name="ce6" office:value-type="string" calcext:value-type="string">
            <text:p>avoid physical conflict between ESP32, console cable, and headers</text:p>
          </table:table-cell>
          <table:table-cell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WIP</text:p>
          </table:table-cell>
          <table:table-cell table:style-name="ce6" office:value-type="string" calcext:value-type="string">
            <text:p>optimize MB2 location by shifting 25 pin connector on PB2</text:p>
          </table:table-cell>
          <table:table-cell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BS</text:p>
          </table:table-cell>
          <table:table-cell table:style-name="ce6" office:value-type="string" calcext:value-type="string">
            <text:p>add an externally accessible jack to allow direct measurement of battery level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done</text:p>
          </table:table-cell>
          <table:table-cell table:style-name="ce6" office:value-type="string" calcext:value-type="string">
            <text:p>simplify output for I2C bus scanning, removing the dots for idle addresses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Testing needed</text:p>
          </table:table-cell>
          <table:covered-table-cell table:number-columns-repeated="2" table:style-name="ce8"/>
          <table:table-cell table:style-name="ce8"/>
          <table:table-cell table:style-name="ce6"/>
          <table:table-cell/>
        </table:table-row>
        <table:table-row table:style-name="ro1">
          <table:table-cell table:style-name="ce5"/>
          <table:table-cell table:style-name="ce8" table:number-columns-repeated="3"/>
          <table:table-cell table:style-name="ce6" office:value-type="string" calcext:value-type="string">
            <text:p>verify angle is accurate with restored IMU warmup 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console works if power coming from battery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software readable switch can be read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reworked LEDs and resistors work, and have reasonable brightness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battery measurement is accurate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verify Wheels freewheel when START = 0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verify LCD works with straight through cable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verify selected trace width can be manufactured</text:p>
          </table:table-cell>
          <table:table-cell/>
        </table:table-row>
        <table:table-row table:style-name="ro1">
          <table:table-cell table:style-name="ce8" table:number-columns-repeated="4"/>
          <table:table-cell table:style-name="ce6" office:value-type="string" calcext:value-type="string">
            <text:p>confirm MB2 and PB2 physically mate without component collisions</text:p>
          </table:table-cell>
          <table:table-cell/>
        </table:table-row>
        <table:table-row table:style-name="ro1" table:number-rows-repeated="3">
          <table:table-cell table:style-name="ce8" table:number-columns-repeated="4"/>
          <table:table-cell table:style-name="ce6"/>
          <table:table-cell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4.99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00-00-00</text:date>, <text:time style:data-style-name="N2" text:time-value="16:17:48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25:48.984000000</meta:creation-date>
    <dc:date>2019-01-02T21:52:19.725000000</dc:date>
    <meta:editing-duration>PT5H35M48S</meta:editing-duration>
    <meta:editing-cycles>4</meta:editing-cycles>
    <meta:generator>LibreOffice/6.1.3.2$Windows_X86_64 LibreOffice_project/86daf60bf00efa86ad547e59e09d6bb77c699acb</meta:generator>
    <meta:document-statistic meta:table-count="1" meta:cell-count="97" meta:object-count="0"/>
  </office:meta>
</office:document-meta>
</file>